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style:font-name="FreeSerif" fo:language="en" fo:country="US" style:text-underline-style="none" officeooo:rsid="002545db" officeooo:paragraph-rsid="0025a888"/>
    </style:style>
    <style:style style:name="P6" style:family="paragraph" style:parent-style-name="Text_20_body">
      <style:text-properties style:font-name="FreeSerif" fo:language="en" fo:country="US" style:text-underline-style="none" officeooo:rsid="002863c9" officeooo:paragraph-rsid="002863c9"/>
    </style:style>
    <style:style style:name="P7" style:family="paragraph" style:parent-style-name="Heading_20_1">
      <style:text-properties fo:language="en" fo:country="US"/>
    </style:style>
    <style:style style:name="P8" style:family="paragraph" style:parent-style-name="Heading_20_2">
      <style:text-properties fo:language="en" fo:country="US" officeooo:rsid="002405a3" officeooo:paragraph-rsid="002405a3"/>
    </style:style>
    <style:style style:name="P9"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10" style:family="paragraph" style:parent-style-name="Heading_20_3">
      <style:text-properties fo:language="en" fo:country="US"/>
    </style:style>
    <style:style style:name="P11" style:family="paragraph" style:parent-style-name="Text_20_body">
      <style:text-properties fo:language="en" fo:country="US" officeooo:rsid="002b884a" officeooo:paragraph-rsid="002b884a"/>
    </style:style>
    <style:style style:name="P12" style:family="paragraph" style:parent-style-name="Text_20_body">
      <style:text-properties officeooo:paragraph-rsid="002dde2e"/>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style:font-name="FreeSerif" fo:language="en" fo:country="US" style:text-underline-style="none" officeooo:rsid="002dde2e"/>
    </style:style>
    <style:style style:name="T10" style:family="text">
      <style:text-properties style:font-name="FreeSerif" fo:language="en" fo:country="US" style:text-underline-style="none" officeooo:rsid="002e9d77"/>
    </style:style>
    <style:style style:name="T11" style:family="text">
      <style:text-properties officeooo:rsid="002e9d7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Individual reflection</text:h>
      <text:h text:style-name="P8" text:outline-level="2">Viktor Rosvall</text:h>
      <text:h text:style-name="P9"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5">I <text:span text:style-name="T4">recommended that we use Android API level 5.0 to enable native SVG support if we wanted to use vector graphics in the future. </text:span></text:p>
      <text:p text:style-name="P6">I created and managed the project Trello scrumboards for Android, website and requirement specification. I also wrote user-stories and requirements in Trello. Furthermore I created a shared Google Calendar and helped plan our meetings and working hours. </text:p>
      <text:p text:style-name="P6">I provided feedback and tested early design mockups of the project website and Android application. </text:p>
      <text:h text:style-name="P10"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11"><text:span text:style-name="T7">I h</text:span>elped organize the report and lab structure in Github the repositories and helped organize how they should be written. Added instructions in the Github readme on how to enable Code Highlighting in LibreOffice. </text:p>
      <text:p text:style-name="P12"><text:span text:style-name="T8">I helped research </text:span><text:span text:style-name="T9">how the </text:span><text:span text:style-name="T8">code architecture of the application should </text:span><text:span text:style-name="T9">be i</text:span><text:span text:style-name="T10">mplemented</text:span><text:span text:style-name="T9">. We also started </text:span><text:span text:style-name="T10">on </text:span><text:span text:style-name="T9">breaking down individual app activities into smaller fragments and components. I implemented the front-end of the kitchen activity, building it from smaller fragments that will also later be used in the waiter activity.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2-13T17:09:04.117433502</dc:date>
    <meta:editing-duration>PT53M</meta:editing-duration>
    <meta:editing-cycles>11</meta:editing-cycles>
    <meta:generator>LibreOffice/6.3.4.2.0$Linux_X86_64 LibreOffice_project/30$Build-2</meta:generator>
    <meta:document-statistic meta:table-count="0" meta:image-count="0" meta:object-count="0" meta:page-count="1" meta:paragraph-count="12" meta:word-count="308" meta:character-count="1927" meta:non-whitespace-character-count="1622"/>
  </office:meta>
</office:document-meta>
</file>